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TablePreview2.svm" manifest:media-type=""/>
  <manifest:file-entry manifest:full-path="Pictures/1000020100000132000000483F693856E7DD161F.png" manifest:media-type="image/png"/>
  <manifest:file-entry manifest:full-path="Pictures/TablePreview1.svm" manifest:media-type=""/>
  <manifest:file-entry manifest:full-path="Pictures/10000201000009C40000057E07ED8C2DA094E0DB.png" manifest:media-type="image/png"/>
  <manifest:file-entry manifest:full-path="Pictures/10000201000001F000000075525135BEA84DA59B.png" manifest:media-type="image/png"/>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field="urn:openoffice:names:experimental:ooo-ms-interop:xmlns:field:1.0" xmlns:rpt="http://openoffice.org/2005/report" xmlns:chart="urn:oasis:names:tc:opendocument:xmlns:chart:1.0" xmlns:css3t="http://www.w3.org/TR/css3-text/" xmlns:svg="urn:oasis:names:tc:opendocument:xmlns:svg-compatible:1.0" xmlns:dr3d="urn:oasis:names:tc:opendocument:xmlns:dr3d:1.0" xmlns:ooow="http://openoffice.org/2004/writer" xmlns:draw="urn:oasis:names:tc:opendocument:xmlns:drawing:1.0" xmlns:text="urn:oasis:names:tc:opendocument:xmlns:text:1.0" xmlns:style="urn:oasis:names:tc:opendocument:xmlns:style:1.0" xmlns:table="urn:oasis:names:tc:opendocument:xmlns:table:1.0" xmlns:ooo="http://openoffice.org/2004/office" xmlns:xlink="http://www.w3.org/1999/xlink" xmlns:office="urn:oasis:names:tc:opendocument:xmlns:office:1.0" xmlns:dc="http://purl.org/dc/elements/1.1/" xmlns:fo="urn:oasis:names:tc:opendocument:xmlns:xsl-fo-compatible:1.0" xmlns:meta="urn:oasis:names:tc:opendocument:xmlns:meta:1.0"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orm="urn:oasis:names:tc:opendocument:xmlns:form:1.0" xmlns:dom="http://www.w3.org/2001/xml-events" xmlns:xforms="http://www.w3.org/2002/xforms" xmlns:xsd="http://www.w3.org/2001/XMLSchema" xmlns:xsi="http://www.w3.org/2001/XMLSchema-instance" xmlns:formx="urn:openoffice:names:experimental:ooxml-odf-interop:xmlns:form:1.0" xmlns:presentation="urn:oasis:names:tc:opendocument:xmlns:presentation:1.0" xmlns:xhtml="http://www.w3.org/1999/xhtml" xmlns:grddl="http://www.w3.org/2003/g/data-view#" xmlns:smil="urn:oasis:names:tc:opendocument:xmlns:smil-compatible:1.0" office:version="1.2">
  <office:scripts/>
  <office:font-face-decls>
    <style:font-face style:name="Arial" svg:font-family="Arial"/>
    <style:font-face style:name="Overpass Light" svg:font-family="'Overpass Light'"/>
    <style:font-face style:name="Overpass SemiBold1" svg:font-family="'Overpass SemiBold'"/>
    <style:font-face style:name="Arial1"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 svg:font-family="'Linux Libertine G'" style:font-pitch="variable"/>
    <style:font-face style:name="Lohit Devanagari1" svg:font-family="'Lohit Devanagari'" style:font-pitch="variable"/>
    <style:font-face style:name="Noto Sans CJK SC1" svg:font-family="'Noto Sans CJK SC'" style:font-pitch="variable"/>
    <style:font-face style:name="Overpass Light1" svg:font-family="'Overpass Light'" style:font-pitch="variable"/>
    <style:font-face style:name="Overpass SemiBold" svg:font-family="'Overpass SemiBold'"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3">
      <style:graphic-properties draw:stroke="none" svg:stroke-width="0cm" draw:fill="none" draw:textarea-vertical-align="top" draw:auto-grow-height="false" draw:fit-to-size="false" style:shrink-to-fit="false" fo:min-height="9.185cm" fo:min-width="22.938cm" fo:padding-top="0cm" fo:padding-bottom="0cm" fo:padding-left="0cm" fo:padding-right="0cm" fo:wrap-option="wrap"/>
      <style:paragraph-properties style:writing-mode="lr-tb"/>
    </style:style>
    <style:style style:name="gr3" style:family="graphic" style:parent-style-name="standard" style:list-style-name="L3">
      <style:graphic-properties draw:stroke="none" svg:stroke-width="0cm" draw:fill="none" draw:textarea-vertical-align="top" draw:auto-grow-height="false" draw:fit-to-size="false" style:shrink-to-fit="false" fo:min-height="9.185cm" fo:min-width="22.938cm" fo:padding-top="0cm" fo:padding-bottom="0cm" fo:padding-left="0cm" fo:padding-right="0cm" fo:wrap-option="wrap"/>
      <style:paragraph-properties style:writing-mode="lr-tb"/>
    </style:style>
    <style:style style:name="gr4" style:family="graphic" style:parent-style-name="standard" style:list-style-name="L3">
      <style:graphic-properties draw:stroke="none" svg:stroke-width="0cm" draw:fill="none" draw:textarea-vertical-align="top" draw:auto-grow-height="false" draw:fit-to-size="false" style:shrink-to-fit="false" fo:min-height="9.185cm" fo:min-width="22.938cm" fo:padding-top="0cm" fo:padding-bottom="0cm" fo:padding-left="0cm" fo:padding-right="0cm" fo:wrap-option="wrap"/>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6" style:family="graphic" style:parent-style-name="standard" style:list-style-name="L3">
      <style:graphic-properties draw:stroke="none" svg:stroke-width="0cm" draw:fill="none" draw:textarea-vertical-align="top" draw:auto-grow-height="false" draw:fit-to-size="false" style:shrink-to-fit="false" fo:min-height="9.185cm" fo:min-width="22.938cm" fo:padding-top="0cm" fo:padding-bottom="0cm" fo:padding-left="0cm" fo:padding-right="0cm" fo:wrap-option="wrap"/>
      <style:paragraph-properties style:writing-mode="lr-tb"/>
    </style:style>
    <style:style style:name="gr7" style:family="graphic" style:parent-style-name="standard" style:list-style-name="L3">
      <style:graphic-properties draw:stroke="none" svg:stroke-width="0cm" draw:fill="none" draw:textarea-vertical-align="top" draw:auto-grow-height="false" draw:fit-to-size="false" style:shrink-to-fit="false" fo:min-height="9.185cm" fo:min-width="22.938cm" fo:padding-top="0cm" fo:padding-bottom="0cm" fo:padding-left="0cm" fo:padding-right="0cm" fo:wrap-option="wrap"/>
      <style:paragraph-properties style:writing-mode="lr-tb"/>
    </style:style>
    <style:style style:name="gr8" style:family="graphic" style:parent-style-name="standard" style:list-style-name="L3">
      <style:graphic-properties draw:stroke="none" svg:stroke-width="0cm" draw:fill="none" draw:textarea-vertical-align="top" draw:auto-grow-height="false" draw:fit-to-size="false" style:shrink-to-fit="false" fo:min-height="9.185cm" fo:min-width="22.938cm" fo:padding-top="0cm" fo:padding-bottom="0cm" fo:padding-left="0cm" fo:padding-right="0cm" fo:wrap-option="wrap"/>
      <style:paragraph-properties style:writing-mode="lr-tb"/>
    </style:style>
    <style:style style:name="gr9" style:family="graphic" style:parent-style-name="standard" style:list-style-name="L3">
      <style:graphic-properties draw:stroke="none" svg:stroke-width="0cm" draw:fill="none" draw:textarea-vertical-align="top" draw:auto-grow-height="false" draw:fit-to-size="false" style:shrink-to-fit="false" fo:min-height="9.185cm" fo:min-width="22.938cm" fo:padding-top="0cm" fo:padding-bottom="0cm" fo:padding-left="0cm" fo:padding-right="0cm" fo:wrap-option="wrap"/>
      <style:paragraph-properties style:writing-mode="lr-tb"/>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paragraph-properties style:writing-mode="lr-tb"/>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CUSTOM_5f_4_5f_2-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5" style:family="presentation" style:parent-style-name="CUSTOM_5f_4_5f_2-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co1" style:family="table-column">
      <style:table-column-properties style:column-width="7.532cm" style:use-optimal-column-width="false"/>
    </style:style>
    <style:style style:name="co2" style:family="table-column">
      <style:table-column-properties style:column-width="7.542cm" style:use-optimal-column-width="false"/>
    </style:style>
    <style:style style:name="co3" style:family="table-column">
      <style:table-column-properties style:column-width="7.447cm" style:use-optimal-column-width="false"/>
    </style:style>
    <style:style style:name="co4" style:family="table-column">
      <style:table-column-properties style:column-width="7.458cm" style:use-optimal-column-width="false"/>
    </style:style>
    <style:style style:name="ro1" style:family="table-row">
      <style:table-row-properties style:row-height="1.999cm" style:use-optimal-row-height="false"/>
    </style:style>
    <style:style style:name="ro2" style:family="table-row">
      <style:table-row-properties style:row-height="2.002cm" style:use-optimal-row-height="false"/>
    </style:style>
    <style:style style:name="ro3" style:family="table-row">
      <style:table-row-properties style:row-height="1.916cm" style:use-optimal-row-height="false"/>
    </style:style>
    <style:style style:name="ro4" style:family="table-row">
      <style:table-row-properties style:row-height="1.913cm" style:use-optimal-row-height="false"/>
    </style:style>
    <style:style style:name="ce1" style:family="table-cell">
      <style:paragraph-properties fo:text-align="center"/>
    </style:style>
    <style:style style:name="P1" style:family="paragraph">
      <style:paragraph-properties fo:margin-left="0cm" fo:margin-right="0cm" fo:margin-top="0cm" fo:margin-bottom="0cm" fo:line-height="105%" fo:text-align="start"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35pt"/>
    </style:style>
    <style:style style:name="P3"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4" style:family="paragraph">
      <loext:graphic-properties draw:fill="none" draw:fill-color="#ffffff"/>
      <style:paragraph-properties fo:margin-left="0cm" fo:margin-right="0cm" fo:margin-top="0cm" fo:margin-bottom="0cm" fo:line-height="135%" fo:text-align="start" fo:text-indent="0cm" style:writing-mode="lr-tb" style:font-independent-line-spacing="true">
        <style:tab-stops>
          <style:tab-stop style:position="0cm"/>
        </style:tab-stops>
      </style:paragraph-properties>
      <style:text-properties fo:font-size="9.89999961853027pt"/>
    </style:style>
    <style:style style:name="P5" style:family="paragraph">
      <style:paragraph-properties fo:margin-left="0cm" fo:margin-right="0cm" fo:margin-top="0.42cm" fo:margin-bottom="0.35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1000003814697pt"/>
    </style:style>
    <style:style style:name="P7" style:family="paragraph">
      <style:paragraph-properties fo:margin-left="0cm" fo:margin-right="0cm" fo:margin-top="0cm" fo:margin-bottom="0cm" fo:line-height="130%" fo:text-align="center" fo:text-indent="0cm" style:writing-mode="lr-tb">
        <style:tab-stops>
          <style:tab-stop style:position="0cm"/>
        </style:tab-stops>
      </style:paragraph-properties>
    </style:style>
    <style:style style:name="P8" style:family="paragraph">
      <loext:graphic-properties draw:fill="none"/>
      <style:paragraph-properties fo:text-align="start" style:writing-mode="lr-tb" style:font-independent-line-spacing="true"/>
      <style:text-properties fo:font-size="20pt"/>
    </style:style>
    <style:style style:name="P9" style:family="paragraph">
      <style:paragraph-properties fo:margin-left="0cm" fo:margin-right="0cm" fo:margin-top="0.353cm" fo:margin-bottom="0cm" fo:line-height="115%" fo:text-align="start" fo:text-indent="0cm" style:writing-mode="lr-tb"/>
      <style:text-properties fo:font-size="15.3999996185303pt"/>
    </style:style>
    <style:style style:name="P10" style:family="paragraph">
      <loext:graphic-properties draw:fill="none"/>
      <style:paragraph-properties fo:margin-left="0cm" fo:margin-right="0cm" fo:margin-top="0.353cm" fo:margin-bottom="0cm" fo:line-height="115%" fo:text-align="start" fo:text-indent="0cm" style:writing-mode="lr-tb" style:font-independent-line-spacing="true"/>
      <style:text-properties fo:font-size="15.3999996185303pt"/>
    </style:style>
    <style:style style:name="P11" style:family="paragraph">
      <style:paragraph-properties fo:line-height="200%"/>
    </style:style>
    <style:style style:name="P12" style:family="paragraph">
      <loext:graphic-properties draw:fill="none" draw:fill-color="#ffffff"/>
      <style:paragraph-properties fo:margin-left="0cm" fo:margin-right="0cm" fo:margin-top="0cm" fo:margin-bottom="0cm" fo:line-height="200%" fo:text-align="start" fo:text-indent="0cm" style:writing-mode="lr-tb" style:font-independent-line-spacing="true">
        <style:tab-stops>
          <style:tab-stop style:position="0cm"/>
        </style:tab-stops>
      </style:paragraph-properties>
      <style:text-properties fo:font-size="12.5pt" style:font-size-asian="12.5pt" style:font-size-complex="12.5pt"/>
    </style:style>
    <style:style style:name="P13" style:family="paragraph">
      <style:paragraph-properties fo:text-align="center"/>
    </style:style>
    <style:style style:name="P14" style:family="paragraph">
      <style:paragraph-properties fo:margin-left="0cm" fo:margin-right="0cm" fo:margin-top="0cm" fo:margin-bottom="0cm" fo:line-height="100%" fo:text-align="center" fo:text-indent="0cm"/>
    </style:style>
    <style:style style:name="P15" style:family="paragraph">
      <loext:graphic-properties draw:fill="none" draw:fill-color="#ffffff"/>
      <style:paragraph-properties style:writing-mode="lr-tb"/>
    </style:style>
    <style:style style:name="P16"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2pt" style:font-size-asian="12pt" style:font-size-complex="12pt"/>
    </style:style>
    <style:style style:name="P1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Overpass Light" fo:font-size="35pt" fo:letter-spacing="normal" fo:font-style="normal" style:text-underline-style="none" fo:font-weight="normal" style:font-name-asian="Overpass Light" style:font-size-asian="35pt" style:font-style-asian="normal" style:font-weight-asian="normal" style:font-name-complex="Overpass Light" style:font-size-complex="35pt" style:font-style-complex="normal" style:font-weight-complex="normal"/>
    </style:style>
    <style:style style:name="T2" style:family="text">
      <style:text-properties fo:font-variant="normal" fo:text-transform="none" fo:color="#ffffff" style:text-line-through-style="none" style:text-line-through-type="none" style:text-position="0% 100%" style:font-name="Overpass Light" fo:font-size="16pt" fo:letter-spacing="normal" fo:font-style="normal" style:text-underline-style="none" fo:font-weight="normal" style:font-name-asian="Overpass Light" style:font-size-asian="16pt" style:font-style-asian="normal" style:font-weight-asian="normal" style:font-name-complex="Overpass Light" style:font-size-complex="16pt" style:font-style-complex="normal" style:font-weight-complex="normal"/>
    </style:style>
    <style:style style:name="T3" style:family="text">
      <style:text-properties fo:font-variant="normal" fo:text-transform="none" style:text-line-through-style="none" style:text-line-through-type="none" style:text-position="0% 100%"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Overpass Light" fo:font-size="24pt" fo:letter-spacing="normal" fo:font-style="normal" style:text-underline-style="none" fo:font-weight="normal" style:font-name-asian="Overpass Light" style:font-size-asian="24pt" style:font-style-asian="normal" style:font-weight-asian="normal" style:font-name-complex="Overpass Light" style:font-size-complex="2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Overpass Light" fo:font-size="18pt" fo:letter-spacing="normal" fo:font-style="normal" style:text-underline-style="none" fo:font-weight="normal" style:font-name-asian="Overpass Light" style:font-size-asian="18pt" style:font-style-asian="normal" style:font-weight-asian="normal" style:font-name-complex="Overpass Light" style:font-size-complex="18pt" style:font-style-complex="normal" style:font-weight-complex="normal"/>
    </style:style>
    <style:style style:name="T6" style:family="text">
      <style:text-properties fo:font-size="12.5pt" style:font-size-asian="12.5pt" style:font-size-complex="12.5pt"/>
    </style:style>
    <style:style style:name="T7" style:family="text">
      <style:text-properties fo:font-variant="normal" fo:text-transform="none" style:text-line-through-style="none" style:text-line-through-type="none" style:text-position="0% 100%"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T8" style:family="text">
      <style:text-properties fo:font-size="20pt" style:font-size-asian="20pt" style:font-size-complex="20pt"/>
    </style:style>
    <style:style style:name="T9" style:family="text">
      <style:text-properties fo:font-size="12.1000003814697pt"/>
    </style:style>
    <style:style style:name="T10" style:family="text">
      <style:text-properties fo:font-size="12pt" style:font-size-asian="12pt" style:font-size-complex="12pt"/>
    </style:style>
    <style:style style:name="T11" style:family="text">
      <style:text-properties fo:font-variant="normal" fo:text-transform="none" fo:color="#000000" style:text-line-through-style="none" style:text-line-through-type="none" style:text-position="0% 100%" style:font-name="Overpass Light" fo:font-size="15.3999996185303pt" fo:letter-spacing="normal" fo:font-style="normal" style:text-underline-style="none" fo:font-weight="normal" style:font-name-asian="Overpass Light" style:font-size-asian="18pt" style:font-style-asian="normal" style:font-weight-asian="normal" style:font-name-complex="Overpass Light" style:font-size-complex="18pt" style:font-style-complex="normal" style:font-weight-complex="normal"/>
    </style:style>
    <style:style style:name="T1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Overpass Light"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Increasing visibility with perf-flow IPFIX sampling in OVS/OVN" draw:style-name="dp1" draw:master-page-name="TITLE" presentation:presentation-page-layout-name="AL1T0">
        <office:forms form:automatic-focus="false" form:apply-design-mode="false"/>
        <draw:frame draw:name="Google Shape;321;p47" presentation:style-name="pr1" draw:text-style-name="P2" draw:layer="layout" svg:width="17.299cm" svg:height="3.674cm" svg:x="4.785cm" svg:y="4.004cm" presentation:class="title" presentation:user-transformed="true">
          <draw:text-box>
            <text:p text:style-name="P1"><text:span text:style-name="T1">Packet Collection</text:span><text:span text:style-name="T1"><text:line-break/></text:span><text:span text:style-name="T1">Performance and Techniques</text:span></text:p>
          </draw:text-box>
        </draw:frame>
        <draw:frame draw:name="Google Shape;322;p47_0" presentation:style-name="pr2" draw:text-style-name="P4" draw:layer="layout" svg:width="4.685cm" svg:height="2.099cm" svg:x="4.785cm" svg:y="10.042cm" presentation:class="subtitle" presentation:user-transformed="true">
          <draw:text-box>
            <text:p text:style-name="P3"><text:span text:style-name="T2">Mike Pattrick</text:span></text:p>
            <text:p text:style-name="P3"><text:span text:style-name="T2"/></text:p>
          </draw:text-box>
        </draw:frame>
        <presentation:notes draw:style-name="dp2">
          <office:forms form:automatic-focus="false" form:apply-design-mode="false"/>
          <draw:page-thumbnail draw:name="Google Shape;318;p:notes" draw:style-name="gr1" draw:layer="layout" svg:width="19.191cm" svg:height="10.476cm" svg:x="1.2cm" svg:y="2.095cm" draw:page-number="1" presentation:class="page"/>
          <draw:frame draw:name="Google Shape;319;p:notes_0" presentation:style-name="pr3" draw:text-style-name="P6" draw:layer="layout" svg:width="17.271cm" svg:height="12.572cm" svg:x="2.159cm" svg:y="13.271cm" presentation:class="notes" presentation:user-transformed="true">
            <draw:text-box>
              <text:list text:style-name="L1">
                <text:list-item>
                  <text:p text:style-name="P5"><text:span text:style-name="T3">Hello, I’m Mike Pattrick representing Red Hat. Today I’ll be talking about packet collection in </text:span><text:span text:style-name="T3">openvswitch.</text:span></text:p>
                </text:list-item>
              </text:list>
              <text:p text:style-name="P5"><text:span text:style-name="T3"/></text:p>
            </draw:text-box>
          </draw:frame>
        </presentation:notes>
      </draw:page>
      <draw:page draw:name="Overview" draw:style-name="dp1" draw:master-page-name="CUSTOM_5f_4_5f_2">
        <office:forms form:automatic-focus="false" form:apply-design-mode="false"/>
        <draw:frame draw:name="Google Shape;327;p48" presentation:style-name="pr4" draw:text-style-name="P8" draw:layer="layout" svg:width="19.949cm" svg:height="1.284cm" svg:x="4.024cm" svg:y="2.172cm" presentation:class="title" presentation:user-transformed="true">
          <draw:text-box>
            <text:p text:style-name="P7"><text:span text:style-name="T4">Problem</text:span></text:p>
          </draw:text-box>
        </draw:frame>
        <draw:custom-shape draw:name="Google Shape;328;p48_0" draw:style-name="gr2" draw:text-style-name="P10" draw:layer="layout" svg:width="22.937cm" svg:height="9.184cm" svg:x="2.53cm" svg:y="3.892cm">
          <text:list text:style-name="L3">
            <text:list-item>
              <text:p text:style-name="P9"><text:span text:style-name="T5">Ovs-tcpdump is very convenient</text:span></text:p>
            </text:list-item>
            <text:list-item>
              <text:p text:style-name="P9"><text:span text:style-name="T5">The performance impact can be significant</text:span></text:p>
            </text:list-item>
            <text:list-item>
              <text:p text:style-name="P9"><text:span text:style-name="T5">This could discourage its use in production environments</text:span></text:p>
            </text:list-item>
            <text:list-item>
              <text:p text:style-name="P9"><text:span text:style-name="T5">I’ve been looking into solutions and benchmark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324;g111544b78a5_0_0:notes" draw:style-name="gr1" draw:layer="layout" svg:width="19.19cm" svg:height="10.476cm" svg:x="1.2cm" svg:y="2.095cm" draw:page-number="2" presentation:class="page"/>
          <draw:frame draw:name="Google Shape;325;g111544b78a5_0_0" presentation:style-name="pr5" draw:text-style-name="P12" draw:layer="layout" svg:width="17.271cm" svg:height="12.572cm" svg:x="2.159cm" svg:y="13.271cm" presentation:class="notes" presentation:user-transformed="true">
            <draw:text-box>
              <text:list text:style-name="L1">
                <text:list-item>
                  <text:p text:style-name="P11"><text:span text:style-name="T6">The reasons for this talk today is we have a tool called ovs-tcpdump that is very convenient to use.</text:span></text:p>
                </text:list-item>
                <text:list-item>
                  <text:p text:style-name="P11"><text:span text:style-name="T6">This is especially when used in conjunction with DPDK ports.</text:span></text:p>
                </text:list-item>
                <text:list-item>
                  <text:p text:style-name="P11"><text:span text:style-name="T6">It is the easiest way to collect packets off of a DPDK connected card or vhost port.</text:span></text:p>
                </text:list-item>
                <text:list-item>
                  <text:p text:style-name="P11"><text:span text:style-name="T6">It is also the simplest way to collect packets as they transit any port on a bridge.</text:span></text:p>
                </text:list-item>
                <text:list-item>
                  <text:p text:style-name="P11"><text:span text:style-name="T6">However in the past this tool significantly impacted throughput, preventing its usage in production environments.</text:span></text:p>
                </text:list-item>
                <text:list-item>
                  <text:p text:style-name="P11"><text:span text:style-name="T6">Over the past year I’ve been looking into solutions to this problem so ovs-tcpdump can see wider adoption</text:span></text:p>
                  <text:p text:style-name="P11"><text:span text:style-name="T7"/></text:p>
                </text:list-item>
              </text:list>
            </draw:text-box>
          </draw:frame>
        </presentation:notes>
      </draw:page>
      <draw:page draw:name="page3" draw:style-name="dp1" draw:master-page-name="CUSTOM_5f_4_5f_2">
        <office:forms form:automatic-focus="false" form:apply-design-mode="false"/>
        <draw:frame draw:name="Google Shape;327;p48_1" presentation:style-name="pr4" draw:text-style-name="P8" draw:layer="layout" svg:width="19.949cm" svg:height="1.284cm" svg:x="4.024cm" svg:y="2.172cm" presentation:class="title" presentation:user-transformed="true">
          <draw:text-box>
            <text:p text:style-name="P7"><text:span text:style-name="T4">Tool Design</text:span></text:p>
          </draw:text-box>
        </draw:frame>
        <draw:custom-shape draw:name="Google Shape;328;p48_6" draw:style-name="gr3" draw:text-style-name="P10" draw:layer="layout" svg:width="22.937cm" svg:height="9.184cm" svg:x="2.53cm" svg:y="3.892cm">
          <text:list text:style-name="L3">
            <text:list-item>
              <text:p text:style-name="P9"><text:span text:style-name="T5">Ovs-tcpdump is a python script</text:span></text:p>
            </text:list-item>
            <text:list-item>
              <text:p text:style-name="P9"><text:span text:style-name="T5">It configures a mirror interface on the desired bridge</text:span></text:p>
            </text:list-item>
            <text:list-item>
              <text:p text:style-name="P9"><text:span text:style-name="T5">Then it launches tcpdump to listen on that mirror interface</text:span></text:p>
            </text:list-item>
            <text:list-item>
              <text:p text:style-name="P9"><text:span text:style-name="T5">Filtering or pcap creation is handled by tcpdump</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324;g111544b78a5_0_1" draw:style-name="gr1" draw:layer="layout" svg:width="19.19cm" svg:height="10.476cm" svg:x="1.2cm" svg:y="2.095cm" draw:page-number="3" presentation:class="page"/>
          <draw:frame draw:name="Google Shape;325;g111544b78a5_0_6" presentation:style-name="pr5" draw:text-style-name="P12" draw:layer="layout" svg:width="17.271cm" svg:height="12.572cm" svg:x="2.159cm" svg:y="13.271cm" presentation:class="notes" presentation:user-transformed="true">
            <draw:text-box>
              <text:list text:style-name="L1">
                <text:list-item>
                  <text:p><text:span text:style-name="T8">Before we continue, I should explain a bit about how ovs-tcpdump works</text:span></text:p>
                </text:list-item>
                <text:list-item>
                  <text:p><text:span text:style-name="T8">This tool is a very simple python script</text:span></text:p>
                </text:list-item>
                <text:list-item>
                  <text:p><text:span text:style-name="T8">First it creates a virtual port and configures a mirror in OVS to forward traffic from the specified ports to the mirror port</text:span></text:p>
                </text:list-item>
                <text:list-item>
                  <text:p><text:span text:style-name="T8">Then it launches tcpdump to filter, display, or save the collected traffic</text:span></text:p>
                </text:list-item>
                <text:list-item>
                  <text:p><text:span text:style-name="T8">And finally it contains some clean up code to remove the mirror port on close</text:span></text:p>
                </text:list-item>
              </text:list>
            </draw:text-box>
          </draw:frame>
        </presentation:notes>
      </draw:page>
      <draw:page draw:name="page4" draw:style-name="dp1" draw:master-page-name="CUSTOM_5f_4_5f_2">
        <office:forms form:automatic-focus="false" form:apply-design-mode="false"/>
        <draw:frame draw:name="Google Shape;327;p48_3" presentation:style-name="pr4" draw:text-style-name="P8" draw:layer="layout" svg:width="19.949cm" svg:height="1.284cm" svg:x="4.024cm" svg:y="2.172cm" presentation:class="title" presentation:user-transformed="true">
          <draw:text-box>
            <text:p text:style-name="P7"><text:span text:style-name="T4">Open vSwitch 2.17 Improvements</text:span></text:p>
          </draw:text-box>
        </draw:frame>
        <draw:custom-shape draw:name="Google Shape;328;p48_5" draw:style-name="gr4" draw:text-style-name="P10" draw:layer="layout" svg:width="22.937cm" svg:height="9.184cm" svg:x="2.53cm" svg:y="3.892cm">
          <text:list text:style-name="L3">
            <text:list-item>
              <text:p text:style-name="P9"><text:span text:style-name="T5">Uses a dummy interface instead of the tun/tap driver</text:span></text:p>
            </text:list-item>
            <text:list-item>
              <text:p text:style-name="P9"><text:span text:style-name="T5">This significantly reduced the processing of mirrored packets</text:span></text:p>
            </text:list-item>
            <text:list-item>
              <text:p text:style-name="P9"><text:span text:style-name="T5">Change fully contained within ovs-tcpdump, no upgrades requir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324;g111544b78a5_0_3" draw:style-name="gr1" draw:layer="layout" svg:width="19.19cm" svg:height="10.476cm" svg:x="1.2cm" svg:y="2.095cm" draw:page-number="4" presentation:class="page"/>
          <draw:frame draw:name="Google Shape;325;g111544b78a5_0_4" presentation:style-name="pr5" draw:text-style-name="P6" draw:layer="layout" svg:width="17.271cm" svg:height="12.572cm" svg:x="2.159cm" svg:y="13.271cm" presentation:class="notes" presentation:user-transformed="true">
            <draw:text-box>
              <text:list text:style-name="L1">
                <text:list-item>
                  <text:p><text:span text:style-name="T9">Some users may not realize that OVS 2.17 contains a significant performance improvement to the ovs-tcpdump tool</text:span></text:p>
                </text:list-item>
                <text:list-item>
                  <text:p><text:span text:style-name="T9">This performance improvement is especially visible with the kernel datapath.</text:span></text:p>
                </text:list-item>
                <text:list-item>
                  <text:p><text:span text:style-name="T9">This improvement does not require any change to the compiled code such as vswitchd and ovsdb</text:span></text:p>
                </text:list-item>
                <text:list-item>
                  <text:p><text:span text:style-name="T9">So users do not have to upgrade or experience any downtime.</text:span></text:p>
                </text:list-item>
                <text:list-item>
                  <text:p><text:span text:style-name="T9">They just need an updated copy of ovs-tcpdump</text:span></text:p>
                </text:list-item>
                <text:list-item>
                  <text:p><text:span text:style-name="T9">The change was simply the adoption of the dummy driver instead of setting up tun/tap ports for packet reception</text:span></text:p>
                </text:list-item>
              </text:list>
              <text:p><text:span text:style-name="T9"/></text:p>
              <text:p><text:span text:style-name="T9"/></text:p>
              <text:p><text:span text:style-name="T9"/></text:p>
              <text:p><text:span text:style-name="T9"/></text:p>
            </draw:text-box>
          </draw:frame>
        </presentation:notes>
      </draw:page>
      <draw:page draw:name="page5" draw:style-name="dp1" draw:master-page-name="CUSTOM_5f_4_5f_2">
        <office:forms form:automatic-focus="false" form:apply-design-mode="false"/>
        <draw:frame draw:name="Google Shape;327;p48_4" presentation:style-name="pr4" draw:text-style-name="P8" draw:layer="layout" svg:width="19.949cm" svg:height="1.284cm" svg:x="4.024cm" svg:y="2.172cm" presentation:class="title" presentation:user-transformed="true">
          <draw:text-box>
            <text:p text:style-name="P7"><text:span text:style-name="T4">Open vSwitch 2.17 Improvements</text:span></text:p>
          </draw:text-box>
        </draw:frame>
        <draw:frame draw:style-name="standard" draw:layer="layout" svg:width="22.605cm" svg:height="7.998cm" svg:x="3.302cm" svg:y="6.163cm">
          <table:table table:template-name="default" table:use-first-row-styles="true" table:use-banding-rows-styles="true">
            <table:table-column table:style-name="co1"/>
            <table:table-column table:style-name="co1"/>
            <table:table-column table:style-name="co2"/>
            <table:table-row table:style-name="ro1" table:default-cell-style-name="ce1">
              <table:table-cell table:style-name="gray3">
                <text:p>Datapath</text:p>
              </table:table-cell>
              <table:table-cell>
                <text:p text:style-name="P13">Pre-2.17</text:p>
              </table:table-cell>
              <table:table-cell>
                <text:p text:style-name="P13">Post-2.17</text:p>
              </table:table-cell>
            </table:table-row>
            <table:table-row table:style-name="ro1" table:default-cell-style-name="ce1">
              <table:table-cell table:style-name="gray2">
                <text:p>Kernel</text:p>
              </table:table-cell>
              <table:table-cell>
                <text:p text:style-name="P13">65%</text:p>
              </table:table-cell>
              <table:table-cell>
                <text:p text:style-name="P13">5%</text:p>
              </table:table-cell>
            </table:table-row>
            <table:table-row table:style-name="ro1" table:default-cell-style-name="ce1">
              <table:table-cell table:style-name="gray1">
                <text:p>Usermode AF_PACKET</text:p>
              </table:table-cell>
              <table:table-cell>
                <text:p text:style-name="P13">26%</text:p>
              </table:table-cell>
              <table:table-cell>
                <text:p text:style-name="P13">16%</text:p>
              </table:table-cell>
            </table:table-row>
            <table:table-row table:style-name="ro2" table:default-cell-style-name="ce1">
              <table:table-cell table:style-name="gray2">
                <text:p>Usermode and DPDK</text:p>
              </table:table-cell>
              <table:table-cell>
                <text:p text:style-name="P13">37%</text:p>
              </table:table-cell>
              <table:table-cell>
                <text:p text:style-name="P13">26%</text:p>
              </table:table-cell>
            </table:table-row>
          </table:table>
          <draw:image xlink:href="Pictures/TablePreview1.svm" xlink:type="simple" xlink:show="embed" xlink:actuate="onLoad"/>
        </draw:frame>
        <draw:frame draw:style-name="gr5" draw:text-style-name="P15" draw:layer="layout" svg:width="21.035cm" svg:height="1.825cm" svg:x="4.111cm" svg:y="4.126cm">
          <draw:text-box>
            <text:p text:style-name="P14"><text:span text:style-name="T8">Test: Saturated link with a single TCP connection</text:span></text:p>
            <text:p text:style-name="P14"><text:span text:style-name="T8">and mirror one interface </text:span></text:p>
          </draw:text-box>
        </draw:frame>
        <presentation:notes draw:style-name="dp2">
          <office:forms form:automatic-focus="false" form:apply-design-mode="false"/>
          <draw:page-thumbnail draw:name="Google Shape;324;g111544b78a5_0_4" draw:style-name="gr1" draw:layer="layout" svg:width="19.19cm" svg:height="10.476cm" svg:x="1.2cm" svg:y="2.095cm" draw:page-number="5" presentation:class="page"/>
          <draw:frame draw:name="Google Shape;325;g111544b78a5_0_5" presentation:style-name="pr5" draw:text-style-name="P16" draw:layer="layout" svg:width="17.271cm" svg:height="12.572cm" svg:x="2.159cm" svg:y="13.271cm" presentation:class="notes" presentation:user-transformed="true">
            <draw:text-box>
              <text:p><text:span text:style-name="T10">This table lists the relative performance impact across several different configurations</text:span></text:p>
              <text:p><text:span text:style-name="T10"/></text:p>
              <text:p><text:span text:style-name="T10">In this test I saturated network traffic between two interfaces and measured the reduction in throughput caused by sampling the packets with ovs-tcpdump</text:span></text:p>
              <text:p><text:span text:style-name="T10"/></text:p>
              <text:p><text:span text:style-name="T10">As you can see, the impact of ovs-tcpdump with a kernel datapath was significant prior to this patch, but now is relatively minor, and can could be considered for use in a production environment</text:span></text:p>
              <text:p><text:span text:style-name="T10"/></text:p>
              <text:p><text:span text:style-name="T10">However, the impact with a usermode datapath is still quite significant</text:span></text:p>
            </draw:text-box>
          </draw:frame>
        </presentation:notes>
      </draw:page>
      <draw:page draw:name="page6" draw:style-name="dp1" draw:master-page-name="CUSTOM_5f_4_5f_2">
        <office:forms form:automatic-focus="false" form:apply-design-mode="false"/>
        <draw:frame draw:name="Google Shape;327;p48_6" presentation:style-name="pr4" draw:text-style-name="P8" draw:layer="layout" svg:width="19.949cm" svg:height="1.284cm" svg:x="4.024cm" svg:y="2.172cm" presentation:class="title" presentation:user-transformed="true">
          <draw:text-box>
            <text:p text:style-name="P7"><text:span text:style-name="T4">Future Improvement: Preselection</text:span></text:p>
          </draw:text-box>
        </draw:frame>
        <draw:custom-shape draw:name="Google Shape;328;p48_1" draw:style-name="gr6" draw:text-style-name="P10" draw:layer="layout" svg:width="22.937cm" svg:height="9.184cm" svg:x="2.53cm" svg:y="3.892cm">
          <text:list text:style-name="L3">
            <text:list-item>
              <text:p text:style-name="P9"><text:span text:style-name="T5">Currently ovs-tcpdump will mirror all packets on an interface</text:span></text:p>
            </text:list-item>
            <text:list-item>
              <text:p text:style-name="P9"><text:span text:style-name="T5">BPF filters are applied after all packets have been duplicated</text:span></text:p>
            </text:list-item>
            <text:list-item>
              <text:p text:style-name="P9"><text:span text:style-name="T5">This is wasteful if only a subset of traffic is required</text:span></text:p>
            </text:list-item>
            <text:list-item>
              <text:p text:style-name="P9"><text:span text:style-name="T5">Filters can be moved into Open vSwitch</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324;g111544b78a5_0_6" draw:style-name="gr1" draw:layer="layout" svg:width="19.19cm" svg:height="10.476cm" svg:x="1.2cm" svg:y="2.095cm" draw:page-number="6" presentation:class="page"/>
          <draw:frame draw:name="Google Shape;325;g111544b78a5_0_1" presentation:style-name="pr5" draw:text-style-name="P16" draw:layer="layout" svg:width="17.271cm" svg:height="12.572cm" svg:x="2.159cm" svg:y="13.271cm" presentation:class="notes" presentation:user-transformed="true">
            <draw:text-box>
              <text:p><text:span text:style-name="T10">Now looking to the future, I’m currently working on a change that can significantly improve the performance in some situations and may make the use of ovs-tcpdump viable in some userpsace datapath.</text:span></text:p>
              <text:p><text:span text:style-name="T10"/></text:p>
              <text:p><text:span text:style-name="T10">The idea is to filter packets at the ovs level instead of mirroring all packets to an interface and filtering with tcpdump.</text:span></text:p>
              <text:p><text:span text:style-name="T10"/></text:p>
              <text:p><text:span text:style-name="T10">If the user only wants to collect a subset of packets on an interface, for example, a specific protocol or communicant, this can be done inside OVS and will not noticeably impact the transmission of any flows that do not match the filter.</text:span></text:p>
            </draw:text-box>
          </draw:frame>
        </presentation:notes>
      </draw:page>
      <draw:page draw:name="page7" draw:style-name="dp1" draw:master-page-name="CUSTOM_5f_4_5f_2">
        <office:forms form:automatic-focus="false" form:apply-design-mode="false"/>
        <draw:frame draw:name="Google Shape;327;p48_5" presentation:style-name="pr4" draw:text-style-name="P8" draw:layer="layout" svg:width="19.949cm" svg:height="1.284cm" svg:x="4.024cm" svg:y="2.172cm" presentation:class="title" presentation:user-transformed="true">
          <draw:text-box>
            <text:p text:style-name="P7"><text:span text:style-name="T4">Preselection: Impact</text:span></text:p>
          </draw:text-box>
        </draw:frame>
        <draw:frame draw:style-name="standard" draw:layer="layout" svg:width="22.351cm" svg:height="7.66cm" svg:x="3.556cm" svg:y="6.563cm">
          <table:table table:template-name="default" table:use-first-row-styles="true" table:use-banding-rows-styles="true">
            <table:table-column table:style-name="co3"/>
            <table:table-column table:style-name="co3"/>
            <table:table-column table:style-name="co4"/>
            <table:table-row table:style-name="ro3" table:default-cell-style-name="ce1">
              <table:table-cell table:style-name="gray3">
                <text:p>Datapath</text:p>
              </table:table-cell>
              <table:table-cell>
                <text:p text:style-name="P13">Post Selection</text:p>
              </table:table-cell>
              <table:table-cell>
                <text:p text:style-name="P13">Pre Selection</text:p>
              </table:table-cell>
            </table:table-row>
            <table:table-row table:style-name="ro3" table:default-cell-style-name="ce1">
              <table:table-cell table:style-name="gray2">
                <text:p>Kernel</text:p>
              </table:table-cell>
              <table:table-cell>
                <text:p text:style-name="P13">7%</text:p>
              </table:table-cell>
              <table:table-cell>
                <text:p text:style-name="P13">0%</text:p>
              </table:table-cell>
            </table:table-row>
            <table:table-row table:style-name="ro3" table:default-cell-style-name="ce1">
              <table:table-cell table:style-name="gray1">
                <text:p>Usermode AF_PACKET</text:p>
              </table:table-cell>
              <table:table-cell>
                <text:p text:style-name="P13"><text:s/>19%</text:p>
              </table:table-cell>
              <table:table-cell>
                <text:p text:style-name="P13">2%</text:p>
              </table:table-cell>
            </table:table-row>
            <table:table-row table:style-name="ro4" table:default-cell-style-name="ce1">
              <table:table-cell table:style-name="gray2">
                <text:p>Usermode DPDK</text:p>
              </table:table-cell>
              <table:table-cell>
                <text:p text:style-name="P13">45%</text:p>
              </table:table-cell>
              <table:table-cell>
                <text:p text:style-name="P13">1%</text:p>
              </table:table-cell>
            </table:table-row>
          </table:table>
          <draw:image xlink:href="Pictures/TablePreview2.svm" xlink:type="simple" xlink:show="embed" xlink:actuate="onLoad"/>
        </draw:frame>
        <draw:frame draw:style-name="gr5" draw:text-style-name="P15" draw:layer="layout" svg:width="21.035cm" svg:height="1.825cm" svg:x="4.111cm" svg:y="4.556cm">
          <draw:text-box>
            <text:p text:style-name="P13"><text:span text:style-name="T8">Test: Saturated link including multiple protocol</text:span></text:p>
            <text:p text:style-name="P13"><text:span text:style-name="T8">Filter on a lower bandwidth transmission</text:span></text:p>
          </draw:text-box>
        </draw:frame>
        <presentation:notes draw:style-name="dp2">
          <office:forms form:automatic-focus="false" form:apply-design-mode="false"/>
          <draw:page-thumbnail draw:name="Google Shape;324;g111544b78a5_0_5" draw:style-name="gr1" draw:layer="layout" svg:width="19.19cm" svg:height="10.476cm" svg:x="1.2cm" svg:y="2.095cm" draw:page-number="7" presentation:class="page"/>
          <draw:frame draw:name="Google Shape;325;g111544b78a5_0_8" presentation:style-name="pr5" draw:text-style-name="P16" draw:layer="layout" svg:width="17.271cm" svg:height="12.572cm" svg:x="2.159cm" svg:y="13.271cm" presentation:class="notes" presentation:user-transformed="true">
            <draw:text-box>
              <text:p><text:span text:style-name="T10">To measure the benefit of pre-selection I set up multiple different connections including one that only transmitted a few packets per second. </text:span></text:p>
              <text:p><text:span text:style-name="T10"/></text:p>
              <text:p><text:span text:style-name="T10">This would be a simulation of trying to collect low bandwidth traffic like icmp, arp, or etc from a live workload.</text:span></text:p>
              <text:p><text:span text:style-name="T10"/></text:p>
              <text:p><text:span text:style-name="T10">The results here would be very different and would show no improvement if a high bandwidth connection were selected.</text:span></text:p>
              <text:p><text:span text:style-name="T10"/></text:p>
              <text:p><text:span text:style-name="T10">But these results show a lot of promise for use in specific cases with low single digit impacts measured for all datapath types</text:span></text:p>
            </draw:text-box>
          </draw:frame>
        </presentation:notes>
      </draw:page>
      <draw:page draw:name="page8" draw:style-name="dp1" draw:master-page-name="CUSTOM_5f_4_5f_2">
        <office:forms form:automatic-focus="false" form:apply-design-mode="false"/>
        <draw:frame draw:name="Google Shape;327;p48_2" presentation:style-name="pr4" draw:text-style-name="P8" draw:layer="layout" svg:width="19.949cm" svg:height="1.284cm" svg:x="4.024cm" svg:y="2.172cm" presentation:class="title" presentation:user-transformed="true">
          <draw:text-box>
            <text:p text:style-name="P7"><text:span text:style-name="T4">Preselection: State</text:span></text:p>
          </draw:text-box>
        </draw:frame>
        <draw:custom-shape draw:name="Google Shape;328;p48_4" draw:style-name="gr7" draw:text-style-name="P10" draw:layer="layout" svg:width="22.937cm" svg:height="9.184cm" svg:x="2.53cm" svg:y="3.892cm">
          <text:list text:style-name="L3">
            <text:list-item>
              <text:p text:style-name="P9"><text:span text:style-name="T5">Currently a patch on the mailing list</text:span></text:p>
            </text:list-item>
            <text:list-item>
              <text:p text:style-name="P9"><text:span text:style-name="T5">Working with the maintainers</text:span></text:p>
            </text:list-item>
            <text:list-item>
              <text:p text:style-name="P9"><text:span text:style-name="T5">Hoping to reach acceptance early 2024</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324;g111544b78a5_0_2" draw:style-name="gr1" draw:layer="layout" svg:width="19.19cm" svg:height="10.476cm" svg:x="1.2cm" svg:y="2.095cm" draw:page-number="8" presentation:class="page"/>
          <draw:frame draw:name="Google Shape;325;g111544b78a5_0_3" presentation:style-name="pr5" draw:text-style-name="P16" draw:layer="layout" svg:width="17.271cm" svg:height="12.572cm" svg:x="2.159cm" svg:y="13.271cm" presentation:class="notes" presentation:user-transformed="true">
            <draw:text-box>
              <text:p><text:span text:style-name="T10">This is just a preview of a change that I’m proposing on the mailing list</text:span></text:p>
              <text:p><text:span text:style-name="T10"/></text:p>
              <text:p><text:span text:style-name="T10">I am currently working with maintainers to </text:span></text:p>
              <text:p><text:span text:style-name="T10"/></text:p>
              <text:p><text:span text:style-name="T10">I’m hoping to see it available to everyone in early 2024</text:span></text:p>
            </draw:text-box>
          </draw:frame>
        </presentation:notes>
      </draw:page>
      <draw:page draw:name="page9" draw:style-name="dp1" draw:master-page-name="CUSTOM_5f_4_5f_2">
        <office:forms form:automatic-focus="false" form:apply-design-mode="false"/>
        <draw:frame draw:name="Google Shape;327;p48_0" presentation:style-name="pr4" draw:text-style-name="P8" draw:layer="layout" svg:width="19.949cm" svg:height="1.284cm" svg:x="4.024cm" svg:y="2.172cm" presentation:class="title" presentation:user-transformed="true">
          <draw:text-box>
            <text:p text:style-name="P7"><text:span text:style-name="T4">Issue with DPDK Collection</text:span></text:p>
          </draw:text-box>
        </draw:frame>
        <draw:custom-shape draw:name="Google Shape;328;p48_2" draw:style-name="gr8" draw:text-style-name="P10" draw:layer="layout" svg:width="22.937cm" svg:height="9.184cm" svg:x="2.53cm" svg:y="3.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8;p48_3" draw:style-name="gr9" draw:text-style-name="P10" draw:layer="layout" svg:width="22.937cm" svg:height="9.184cm" svg:x="2.53cm" svg:y="3.892cm">
          <text:list text:style-name="L3">
            <text:list-item>
              <text:p text:style-name="P9"><text:span text:style-name="T5">Usage of netdev-linux</text:span></text:p>
            </text:list-item>
            <text:list-item>
              <text:p text:style-name="P9"><text:span text:style-name="T11">netdev_linux_send() and netdev_linux_rxq_recv() run in the main thread</text:span></text:p>
            </text:list-item>
            <text:list-item>
              <text:p text:style-name="P9"><text:span text:style-name="T5">Using DPDK interfaces would be better</text:span></text:p>
            </text:list-item>
            <text:list-item>
              <text:p text:style-name="P9"><text:span text:style-name="T5">Open vSwitch doesn’t know what drivers it has access to</text:span></text:p>
            </text:list-item>
            <text:list-item>
              <text:p text:style-name="P9"><text:span text:style-name="T5">The performance impact is also more difficult to categoriz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324;g111544b78a5_0_0" draw:style-name="gr1" draw:layer="layout" svg:width="19.19cm" svg:height="10.476cm" svg:x="1.2cm" svg:y="2.095cm" draw:page-number="9" presentation:class="page"/>
          <draw:frame draw:name="Google Shape;325;g111544b78a5_0_2" presentation:style-name="pr5" draw:text-style-name="P6" draw:layer="layout" svg:width="17.271cm" svg:height="12.572cm" svg:x="2.032cm" svg:y="13.716cm" presentation:class="notes" presentation:user-transformed="true">
            <draw:text-box>
              <text:p text:style-name="P17"><text:span text:style-name="T12">One final problem that exists with ovs-tcpdump is the exclusive use of netdev-linux when mirroring packets from a userspace datapath.</text:span></text:p>
              <text:p text:style-name="P17"><text:span text:style-name="T12"/></text:p>
              <text:p text:style-name="P17"><text:span text:style-name="T12">The problem is that netdev-linux runs out of the OVS main thread, and so can slow down or be slowed down by other activity in OVS.</text:span></text:p>
              <text:p text:style-name="P17"><text:span text:style-name="T12"/></text:p>
              <text:p text:style-name="P17"><text:span text:style-name="T12">Ideal we would move this to the pmd threads, and a simple way to do that is by just mirroring to a dpdk interface.</text:span></text:p>
              <text:p text:style-name="P17"><text:span text:style-name="T12"/></text:p>
              <text:p text:style-name="P17"><text:span text:style-name="T12">DPDK does provide several methods of sending packets to virtual interfaces.</text:span></text:p>
              <text:p text:style-name="P17"><text:span text:style-name="T12"/></text:p>
              <text:p text:style-name="P17"><text:span text:style-name="T12">However, OVS doesn’t know what DPDK drivers are available.</text:span></text:p>
              <text:p text:style-name="P17"><text:span text:style-name="T12"/></text:p>
              <text:p text:style-name="P17"><text:span text:style-name="T12">The impact on performance is difficult to quantify as it is highly dependent on what interface types traffic is flowing from and to. This is especially true if the intended traffic doesn’t flow through dpdk ports anyways</text:span></text:p>
              <text:p text:style-name="P17"><text:span text:style-name="T12"/></text:p>
              <text:p text:style-name="P17"><text:span text:style-name="T12">More research is needed to determine what benefit this will have</text:span></text:p>
              <text:p text:style-name="P17"><text:span text:style-name="T12"/></text:p>
            </draw:text-box>
          </draw:frame>
        </presentation:notes>
      </draw:page>
      <draw:page draw:name="Thank you!" draw:style-name="dp1" draw:master-page-name="TITLE" presentation:presentation-page-layout-name="AL1T0">
        <office:forms form:automatic-focus="false" form:apply-design-mode="false"/>
        <draw:frame draw:name="Google Shape;485;p63" presentation:style-name="pr1" draw:text-style-name="P2" draw:layer="layout" svg:width="17.299cm" svg:height="3.674cm" svg:x="4.785cm" svg:y="4.004cm" presentation:class="title" presentation:user-transformed="true">
          <draw:text-box>
            <text:p text:style-name="P1"><text:span text:style-name="T1">Thank you!</text:span></text:p>
          </draw:text-box>
        </draw:frame>
        <draw:frame draw:name="Google Shape;486;p63_0" presentation:style-name="pr2" draw:text-style-name="P4" draw:layer="layout" svg:width="4.685cm" svg:height="2.099cm" svg:x="4.785cm" svg:y="10.042cm" presentation:class="subtitle" presentation:user-transformed="true">
          <draw:text-box>
            <text:p text:style-name="P3"><text:span text:style-name="T2">Mike Pattrick</text:span></text:p>
            <text:p text:style-name="P3"><text:span text:style-name="T2"/></text:p>
          </draw:text-box>
        </draw:frame>
        <presentation:notes draw:style-name="dp2">
          <office:forms form:automatic-focus="false" form:apply-design-mode="false"/>
          <draw:page-thumbnail draw:name="Google Shape;482;g17695d008bd_24_776:notes" draw:style-name="gr1" draw:layer="layout" svg:width="19.19cm" svg:height="10.476cm" svg:x="1.2cm" svg:y="2.095cm" draw:page-number="10" presentation:class="page"/>
          <draw:frame draw:name="Google Shape;483;g17695d008bd_24_0" presentation:style-name="pr3" draw:text-style-name="P6"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Arial" svg:font-family="Arial"/>
    <style:font-face style:name="Overpass Light" svg:font-family="'Overpass Light'"/>
    <style:font-face style:name="Overpass SemiBold1" svg:font-family="'Overpass SemiBold'"/>
    <style:font-face style:name="Arial1"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inux Libertine G" svg:font-family="'Linux Libertine G'" style:font-pitch="variable"/>
    <style:font-face style:name="Lohit Devanagari1" svg:font-family="'Lohit Devanagari'" style:font-pitch="variable"/>
    <style:font-face style:name="Noto Sans CJK SC1" svg:font-family="'Noto Sans CJK SC'" style:font-pitch="variable"/>
    <style:font-face style:name="Overpass Light1" svg:font-family="'Overpass Light'" style:font-pitch="variable"/>
    <style:font-face style:name="Overpass SemiBold" svg:font-family="'Overpass SemiBold'"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201000009C40000057E07ED8C2DA094E0D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0.8999996185303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0.8999996185303pt" style:font-style-asian="normal" style:font-weight-asian="normal" style:font-name-complex="Linux Libertine G1" style:font-family-complex="'Linux Libertine G'" style:font-family-generic-complex="system" style:font-pitch-complex="variable" style:font-size-complex="30.8999996185303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5.3999996185303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4cm" fo:margin-bottom="0cm" fo:line-height="100%" fo:text-align="start" fo:text-indent="0cm"/>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2cm" fo:margin-bottom="0cm" fo:line-height="100%" fo:text-align="start" fo:text-indent="0cm"/>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11cm" fo:margin-bottom="0cm" fo:text-indent="0cm"/>
      <style:text-properties fo:font-size="22.1000003814697pt" style:font-size-asian="20pt" style:font-size-complex="20pt"/>
    </style:style>
    <style:style style:name="TITLE-outline6" style:family="presentation" style:parent-style-name="TITLE-outline5">
      <style:paragraph-properties fo:margin-left="0cm" fo:margin-right="0cm" fo:margin-top="0.11cm" fo:margin-bottom="0cm" fo:text-indent="0cm"/>
      <style:text-properties fo:font-size="22.1000003814697pt" style:font-size-asian="20pt" style:font-size-complex="20pt"/>
    </style:style>
    <style:style style:name="TITLE-outline7" style:family="presentation" style:parent-style-name="TITLE-outline6">
      <style:paragraph-properties fo:margin-left="0cm" fo:margin-right="0cm" fo:margin-top="0.11cm" fo:margin-bottom="0cm" fo:text-indent="0cm"/>
      <style:text-properties fo:font-size="22.1000003814697pt" style:font-size-asian="20pt" style:font-size-complex="20pt"/>
    </style:style>
    <style:style style:name="TITLE-outline8" style:family="presentation" style:parent-style-name="TITLE-outline7">
      <style:paragraph-properties fo:margin-left="0cm" fo:margin-right="0cm" fo:margin-top="0.11cm" fo:margin-bottom="0cm" fo:text-indent="0cm"/>
      <style:text-properties fo:font-size="22.1000003814697pt" style:font-size-asian="20pt" style:font-size-complex="20pt"/>
    </style:style>
    <style:style style:name="TITLE-outline9" style:family="presentation" style:parent-style-name="TITLE-outline8">
      <style:paragraph-properties fo:margin-left="0cm" fo:margin-right="0cm" fo:margin-top="0.11cm" fo:margin-bottom="0cm" fo:text-indent="0cm"/>
      <style:text-properties fo:font-size="22.1000003814697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2-background" style:display-name="CUSTOM_4_2-background" style:family="presentation">
      <style:graphic-properties draw:stroke="none" draw:fill="solid" draw:fill-color="#ffffff"/>
      <style:text-properties style:letter-kerning="true"/>
    </style:style>
    <style:style style:name="CUSTOM_5f_4_5f_2-backgroundobjects" style:display-name="CUSTOM_4_2-backgroundobjects" style:family="presentation">
      <style:graphic-properties draw:textarea-horizontal-align="justify" draw:shadow="hidden" draw:shadow-offset-x="0.2cm" draw:shadow-offset-y="0.2cm" draw:shadow-color="#808080"/>
      <style:text-properties style:letter-kerning="true"/>
    </style:style>
    <style:style style:name="CUSTOM_5f_4_5f_2-notes" style:display-name="CUSTOM_4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6.3999996185303pt" style:font-style-asian="normal" style:font-weight-asian="normal" style:font-name-complex="Linux Libertine G1" style:font-family-complex="'Linux Libertine G'"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CUSTOM_5f_4_5f_2-outline1" style:display-name="CUSTOM_4_2-outline1" style:family="presentation">
      <style:graphic-properties draw:stroke="none" draw:fill="none" draw:auto-grow-height="false" draw:fit-to-size="shrink-to-fit" style:shrink-to-fit="true">
        <text:list-style style:name="CUSTOM_5f_4_5f_2-outline1" style:display-name="CUSTOM_4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5.3999996185303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2-outline2" style:display-name="CUSTOM_4_2-outline2" style:family="presentation" style:parent-style-name="CUSTOM_5f_4_5f_2-outline1">
      <style:paragraph-properties fo:margin-left="0cm" fo:margin-right="0cm" fo:margin-top="0.44cm" fo:margin-bottom="0cm" fo:line-height="100%" fo:text-align="start" fo:text-indent="0cm"/>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2-outline3" style:display-name="CUSTOM_4_2-outline3" style:family="presentation" style:parent-style-name="CUSTOM_5f_4_5f_2-outline2">
      <style:paragraph-properties fo:margin-left="0cm" fo:margin-right="0cm" fo:margin-top="0.33cm" fo:margin-bottom="0cm" fo:line-height="100%" fo:text-align="start" fo:text-indent="0cm"/>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2-outline4" style:display-name="CUSTOM_4_2-outline4" style:family="presentation" style:parent-style-name="CUSTOM_5f_4_5f_2-outline3">
      <style:paragraph-properties fo:margin-left="0cm" fo:margin-right="0cm" fo:margin-top="0.22cm" fo:margin-bottom="0cm" fo:line-height="100%" fo:text-align="start" fo:text-indent="0cm"/>
      <style:text-properties fo:font-variant="normal" fo:text-transform="none" fo:color="#000000" style:text-line-through-style="none" style:text-line-through-type="none" style:text-position="0% 100%" style:font-name="Arial" fo:font-family="Arial" fo:font-size="15.3999996185303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2-outline5" style:display-name="CUSTOM_4_2-outline5" style:family="presentation" style:parent-style-name="CUSTOM_5f_4_5f_2-outline4">
      <style:paragraph-properties fo:margin-left="0cm" fo:margin-right="0cm" fo:margin-top="0.11cm" fo:margin-bottom="0cm" fo:text-indent="0cm"/>
      <style:text-properties fo:font-size="22.1000003814697pt" style:font-size-asian="20pt" style:font-size-complex="20pt"/>
    </style:style>
    <style:style style:name="CUSTOM_5f_4_5f_2-outline6" style:display-name="CUSTOM_4_2-outline6" style:family="presentation" style:parent-style-name="CUSTOM_5f_4_5f_2-outline5">
      <style:paragraph-properties fo:margin-left="0cm" fo:margin-right="0cm" fo:margin-top="0.11cm" fo:margin-bottom="0cm" fo:text-indent="0cm"/>
      <style:text-properties fo:font-size="22.1000003814697pt" style:font-size-asian="20pt" style:font-size-complex="20pt"/>
    </style:style>
    <style:style style:name="CUSTOM_5f_4_5f_2-outline7" style:display-name="CUSTOM_4_2-outline7" style:family="presentation" style:parent-style-name="CUSTOM_5f_4_5f_2-outline6">
      <style:paragraph-properties fo:margin-left="0cm" fo:margin-right="0cm" fo:margin-top="0.11cm" fo:margin-bottom="0cm" fo:text-indent="0cm"/>
      <style:text-properties fo:font-size="22.1000003814697pt" style:font-size-asian="20pt" style:font-size-complex="20pt"/>
    </style:style>
    <style:style style:name="CUSTOM_5f_4_5f_2-outline8" style:display-name="CUSTOM_4_2-outline8" style:family="presentation" style:parent-style-name="CUSTOM_5f_4_5f_2-outline7">
      <style:paragraph-properties fo:margin-left="0cm" fo:margin-right="0cm" fo:margin-top="0.11cm" fo:margin-bottom="0cm" fo:text-indent="0cm"/>
      <style:text-properties fo:font-size="22.1000003814697pt" style:font-size-asian="20pt" style:font-size-complex="20pt"/>
    </style:style>
    <style:style style:name="CUSTOM_5f_4_5f_2-outline9" style:display-name="CUSTOM_4_2-outline9" style:family="presentation" style:parent-style-name="CUSTOM_5f_4_5f_2-outline8">
      <style:paragraph-properties fo:margin-left="0cm" fo:margin-right="0cm" fo:margin-top="0.11cm" fo:margin-bottom="0cm" fo:text-indent="0cm"/>
      <style:text-properties fo:font-size="22.1000003814697pt" style:font-size-asian="20pt" style:font-size-complex="20pt"/>
    </style:style>
    <style:style style:name="CUSTOM_5f_4_5f_2-subtitle" style:display-name="CUSTOM_4_2-subtitle" style:family="presentation">
      <style:graphic-properties draw:stroke="none" draw:fill="none" draw:textarea-vertical-align="middle">
        <text:list-style style:name="CUSTOM_5f_4_5f_2-subtitle" style:display-name="CUSTOM_4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2-title" style:display-name="CUSTOM_4_2-title" style:family="presentation">
      <style:graphic-properties draw:stroke="none" draw:fill="none" draw:textarea-vertical-align="middle">
        <text:list-style style:name="CUSTOM_5f_4_5f_2-title" style:display-name="CUSTOM_4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7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sFillBitmap_20_1" style:repeat="stretch"/>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ee0000" draw:stroke-linejoin="round" draw:fill="none" draw:textarea-vertical-align="top" draw:auto-grow-height="false" fo:min-height="0.799cm" fo:min-width="0cm" fo:padding-top="0.125cm" fo:padding-bottom="0.125cm" fo:padding-left="0.25cm" fo:padding-right="0.25cm" fo:wrap-option="wrap"/>
    </style:style>
    <style:style style:name="Mgr5" style:family="graphic" style:parent-style-name="standard">
      <style:graphic-properties draw:stroke="solid" svg:stroke-width="0.026cm" svg:stroke-color="#ee0000" draw:stroke-linejoin="round" draw:fill="none" draw:textarea-vertical-align="top" draw:auto-grow-height="false" fo:min-height="1.785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TITLE-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paragraph-properties style:writing-mode="lr-tb"/>
    </style:style>
    <style:style style:name="Mpr5" style:family="presentation" style:parent-style-name="TITLE-backgroundobjects">
      <style:graphic-properties draw:stroke="none" draw:fill="none" draw:fill-color="#ffffff" draw:auto-grow-height="false" fo:min-height="1.485cm"/>
      <style:paragraph-properties style:writing-mode="lr-tb"/>
    </style:style>
    <style:style style:name="Mpr6"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CUSTOM_5f_4_5f_2-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paragraph-properties style:writing-mode="lr-tb"/>
    </style:style>
    <style:style style:name="Mpr8" style:family="presentation" style:parent-style-name="CUSTOM_5f_4_5f_2-backgroundobjects">
      <style:graphic-properties draw:stroke="none" draw:fill="none" draw:fill-color="#ffffff" draw:auto-grow-height="false" fo:min-height="1.27cm"/>
      <style:paragraph-properties style:writing-mode="lr-tb"/>
    </style:style>
    <style:style style:name="Mpr9" style:family="presentation" style:parent-style-name="CUSTOM_5f_4_5f_2-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6pt" style:font-size-asian="14pt" style:font-size-complex="14pt"/>
    </style:style>
    <style:style style:name="MP9" style:family="paragraph">
      <loext:graphic-properties draw:fill="none" draw:fill-color="#ffffff"/>
      <style:paragraph-properties fo:text-align="start" style:writing-mode="lr-tb" style:font-independent-line-spacing="true"/>
      <style:text-properties fo:font-size="6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Overpass SemiBold1" fo:font-size="6pt" fo:letter-spacing="normal" fo:font-style="normal" style:text-underline-style="none" fo:font-weight="normal" style:font-name-asian="Overpass SemiBold1" style:font-size-asian="6pt" style:font-style-asian="normal" style:font-weight-asian="normal" style:font-name-complex="Overpass SemiBold1" style:font-size-complex="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frame draw:name="Google Shape;11;p2" presentation:style-name="TITLE-title" draw:layer="backgroundobjects" svg:width="17.299cm" svg:height="3.674cm" svg:x="4.785cm" svg:y="4.004cm" presentation:class="title" presentation:placeholder="true" presentation:user-transformed="true">
        <draw:text-box/>
      </draw:frame>
      <draw:frame draw:name="Google Shape;14;p2" draw:style-name="Mgr3" draw:text-style-name="MP7" draw:layer="backgroundobjects" svg:width="3.628cm" svg:height="0.855cm" svg:x="23.211cm" svg:y="14.247cm">
        <draw:image xlink:href="Pictures/10000201000001F000000075525135BEA84DA59B.png" xlink:type="simple" xlink:show="embed" xlink:actuate="onLoad" loext:mime-type="image/png">
          <text:p/>
        </draw:image>
      </draw:frame>
      <draw:custom-shape draw:name="Google Shape;15;p2" draw:style-name="Mgr4" draw:text-style-name="MP7" draw:layer="backgroundobjects" svg:width="0.002cm" svg:height="1.049cm" draw:transform="rotate (-3.14159265358979) translate (1.028cm 15.75cm)">
        <text:p/>
        <draw:enhanced-geometry draw:mirror-horizontal="false" draw:mirror-vertical="false" svg:viewBox="0 0 21600 21600" draw:type="mso-spt32" draw:enhanced-path="M 0 0 L 21600 21600 N"/>
      </draw:custom-shape>
      <draw:frame draw:name="Google Shape;16;p2" presentation:style-name="Mpr4" draw:text-style-name="MP9" draw:layer="backgroundobjects" svg:width="1.679cm" svg:height="0.328cm" svg:x="0.188cm" svg:y="14.168cm" presentation:class="page-number" presentation:user-transformed="true">
        <draw:text-box>
          <text:p text:style-name="MP8"><text:span text:style-name="MT2"><text:page-number>&lt;number&gt;</text:page-number></text:span></text:p>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22.438cm" svg:height="12.25cm" svg:x="0.68cm" svg:y="2.482cm" presentation:class="page"/>
        <draw:frame presentation:style-name="TITLE-notes" draw:layer="backgroundobjects" svg:width="19.039cm" svg:height="14.7cm" svg:x="2.38cm" svg:y="15.517cm" presentation:class="notes" presentation:placeholder="true">
          <draw:text-box/>
        </draw:frame>
        <draw:frame presentation:style-name="Mpr5" draw:text-style-name="MP2" draw:layer="backgroundobjects" svg:width="10.328cm" svg:height="1.632cm" svg:x="0cm" svg:y="0cm" presentation:class="header">
          <draw:text-box>
            <text:p text:style-name="MP1"><text:span text:style-name="MT1"><presentation:header/></text:span></text:p>
          </draw:text-box>
        </draw:frame>
        <draw:frame presentation:style-name="Mpr5" draw:text-style-name="MP4" draw:layer="backgroundobjects" svg:width="10.328cm" svg:height="1.632cm" svg:x="13.47cm" svg:y="0cm" presentation:class="date-time">
          <draw:text-box>
            <text:p text:style-name="MP3"><text:span text:style-name="MT1"><presentation:date-time/></text:span></text:p>
          </draw:text-box>
        </draw:frame>
        <draw:frame presentation:style-name="Mpr6" draw:text-style-name="MP2" draw:layer="backgroundobjects" svg:width="10.328cm" svg:height="1.632cm" svg:x="0cm" svg:y="31.036cm" presentation:class="footer">
          <draw:text-box>
            <text:p text:style-name="MP1"><text:span text:style-name="MT1"><presentation:footer/></text:span></text:p>
          </draw:text-box>
        </draw:frame>
        <draw:frame presentation:style-name="Mpr6" draw:text-style-name="MP4" draw:layer="backgroundobjects" svg:width="10.328cm" svg:height="1.632cm" svg:x="13.47cm" svg:y="31.036cm" presentation:class="page-number">
          <draw:text-box>
            <text:p text:style-name="MP3"><text:span text:style-name="MT1"><text:page-number>&lt;number&gt;</text:page-number></text:span></text:p>
          </draw:text-box>
        </draw:frame>
      </presentation:notes>
    </style:master-page>
    <style:master-page style:name="CUSTOM_5f_4_5f_2" style:display-name="CUSTOM_4_2" style:page-layout-name="PM1" draw:style-name="Mdp3">
      <draw:frame draw:name="Google Shape;149;p18" presentation:style-name="CUSTOM_5f_4_5f_2-title" draw:layer="backgroundobjects" svg:width="19.949cm" svg:height="2.221cm" svg:x="4.024cm" svg:y="2.172cm" presentation:class="title" presentation:placeholder="true" presentation:user-transformed="true">
        <draw:text-box/>
      </draw:frame>
      <draw:custom-shape draw:name="Google Shape;150;p18" draw:style-name="Mgr5" draw:text-style-name="MP7" draw:layer="backgroundobjects" svg:width="0.002cm" svg:height="2.035cm" draw:transform="rotate (-3.14159265358979) translate (1.028cm 2.036cm)">
        <text:p/>
        <draw:enhanced-geometry draw:mirror-horizontal="false" draw:mirror-vertical="false" svg:viewBox="0 0 21600 21600" draw:type="mso-spt32" draw:enhanced-path="M 0 0 L 21600 21600 N"/>
      </draw:custom-shape>
      <draw:custom-shape draw:name="Google Shape;151;p18" draw:style-name="Mgr4" draw:text-style-name="MP7" draw:layer="backgroundobjects" svg:width="0.002cm" svg:height="1.049cm" draw:transform="rotate (-3.14159265358979) translate (1.028cm 15.75cm)">
        <text:p/>
        <draw:enhanced-geometry draw:mirror-horizontal="false" draw:mirror-vertical="false" svg:viewBox="0 0 21600 21600" draw:type="mso-spt32" draw:enhanced-path="M 0 0 L 21600 21600 N"/>
      </draw:custom-shape>
      <draw:frame draw:name="Google Shape;152;p18" presentation:style-name="Mpr7" draw:text-style-name="MP9" draw:layer="backgroundobjects" svg:width="1.679cm" svg:height="0.328cm" svg:x="0.188cm" svg:y="14.168cm" presentation:class="page-number" presentation:user-transformed="true">
        <draw:text-box>
          <text:p text:style-name="MP8"><text:span text:style-name="MT2"><text:page-number>&lt;number&gt;</text:page-number></text:span></text:p>
        </draw:text-box>
      </draw:frame>
      <draw:frame draw:name="Google Shape;153;p18" draw:style-name="Mgr6" draw:text-style-name="MP7" draw:layer="backgroundobjects" svg:width="2.24cm" svg:height="0.523cm" svg:x="24.599cm" svg:y="14.498cm">
        <draw:image xlink:href="Pictures/1000020100000132000000483F693856E7DD161F.png" xlink:type="simple" xlink:show="embed" xlink:actuate="onLoad" loext:mime-type="image/png">
          <text:p/>
        </draw:image>
      </draw:frame>
      <draw:frame presentation:style-name="CUSTOM_5f_4_5f_2-outline1" draw:layer="backgroundobjects" svg:width="25.199cm" svg:height="9.134cm" svg:x="1.4cm" svg:y="3.685cm" presentation:class="outline" presentation:placeholder="true">
        <draw:text-box/>
      </draw:frame>
      <presentation:notes style:page-layout-name="PM0">
        <draw:page-thumbnail presentation:style-name="CUSTOM_5f_4_5f_2-title" draw:layer="backgroundobjects" svg:width="19.188cm" svg:height="10.476cm" svg:x="1.2cm" svg:y="2.123cm" presentation:class="page"/>
        <draw:frame presentation:style-name="CUSTOM_5f_4_5f_2-notes" draw:layer="backgroundobjects" svg:width="17.271cm" svg:height="12.572cm" svg:x="2.159cm" svg:y="13.271cm" presentation:class="notes" presentation:placeholder="true">
          <draw:text-box/>
        </draw:frame>
        <draw:frame presentation:style-name="Mpr8" draw:text-style-name="MP2" draw:layer="backgroundobjects" svg:width="9.368cm" svg:height="1.396cm" svg:x="0cm" svg:y="0cm" presentation:class="header">
          <draw:text-box>
            <text:p text:style-name="MP1"><text:span text:style-name="MT1"><presentation:header/></text:span></text:p>
          </draw:text-box>
        </draw:frame>
        <draw:frame presentation:style-name="Mpr8" draw:text-style-name="MP4" draw:layer="backgroundobjects" svg:width="9.368cm" svg:height="1.396cm" svg:x="12.22cm" svg:y="0cm" presentation:class="date-time">
          <draw:text-box>
            <text:p text:style-name="MP3"><text:span text:style-name="MT1"><presentation:date-time/></text:span></text:p>
          </draw:text-box>
        </draw:frame>
        <draw:frame presentation:style-name="Mpr9" draw:text-style-name="MP2" draw:layer="backgroundobjects" svg:width="9.368cm" svg:height="1.396cm" svg:x="0cm" svg:y="26.543cm" presentation:class="footer">
          <draw:text-box>
            <text:p text:style-name="MP1"><text:span text:style-name="MT1"><presentation:footer/></text:span></text:p>
          </draw:text-box>
        </draw:frame>
        <draw:frame presentation:style-name="Mpr9" draw:text-style-name="MP4" draw:layer="backgroundobjects" svg:width="9.368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3-11-24T21:51:59.080716626</meta:creation-date>
    <meta:generator>LibreOffice/6.4.7.2$Linux_X86_64 LibreOffice_project/40$Build-2</meta:generator>
    <dc:date>2023-11-28T23:53:51.453792408</dc:date>
    <meta:editing-duration>PT6H37M36S</meta:editing-duration>
    <meta:editing-cycles>12</meta:editing-cycles>
    <meta:document-statistic meta:object-count="87"/>
  </office:meta>
</office:document-meta>
</file>